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3.506cm" svg:x="1.4cm" svg:y="0.837cm" presentation:class="title" presentation:user-transformed="true">
          <draw:text-box>
            <text:p>Example: Ownershipmap of Chron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list text:style-name="L2">
              <text:list-item>
                <text:p>Show some examples</text:p>
              </text:list-item>
              <text:list-item>
                <text:p>From media</text:p>
              </text:list-item>
              <text:list-item>
                <text:p>But also Facebook Timeline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Storytelling with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user-transformed="true">
          <draw:text-box>
            <text:list text:style-name="L2">
              <text:list-item>
                <text:p>Example: ask a friend to translate, ask for a favor vs paying</text:p>
              </text:list-item>
              <text:list-item>
                <text:p>TED talk by Daniel Pink or Barry Schwartz</text:p>
              </text:list-item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Storytelling is Gamifications lesser known Sib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list text:style-name="L2">
              <text:list-item>
                <text:p>Tribal knowledge</text:p>
              </text:list-item>
            </text:list>
          </draw:text-box>
        </draw:frame>
        <draw:frame presentation:style-name="pr2" draw:layer="layout" svg:width="25.199cm" svg:height="5.209cm" svg:x="1.4cm" svg:y="-0.014cm" presentation:class="title" presentation:user-transformed="true">
          <draw:text-box>
            <text:p>Problem: Knowledge about Software Systems typically not documented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5.209cm" svg:x="1.4cm" svg:y="-0.014cm" presentation:class="title" presentation:user-transformed="true">
          <draw:text-box>
            <text:p>Solution: Use Storytelling to invite team members to share memories about a system's pas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3.506cm" svg:x="1.4cm" svg:y="0.837cm" presentation:class="title" presentation:user-transformed="true">
          <draw:text-box>
            <text:p>Screenshot of our mockup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 presentation:placeholder="true">
          <draw:text-box/>
        </draw:frame>
        <draw:frame presentation:style-name="pr2" draw:layer="layout" svg:width="25.199cm" svg:height="3.506cm" svg:x="1.4cm" svg:y="0.837cm" presentation:class="title" presentation:user-transformed="true">
          <draw:text-box>
            <text:p>Comming soon: <text:tab/>github.com/misto/sourceclou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12:17:01</meta:creation-date>
    <meta:editing-duration>PT42M21S</meta:editing-duration>
    <meta:editing-cycles>3</meta:editing-cycles>
    <meta:generator>OpenOffice.org/3.4$Unix OpenOffice.org_project/340m1$Build-9590</meta:generator>
    <dc:date>2012-06-04T12:59:15</dc:date>
    <meta:document-statistic meta:object-count="49"/>
  </office:meta>
</office:document-meta>
</file>